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>
            <text:p>test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office:value-type="string">
            <text:p>string tes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test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test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string">
            <text:p>searchReplaceString</text:p>
          </table:table-cell>
        </table:table-row>
        <table:table-row table:style-name="ro1">
          <table:table-cell office:value-type="string">
            <text:p>another string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2"/>
          <table:table-cell office:value-type="string">
            <text:p>searchReplaceString</text:p>
          </table:table-cell>
        </table:table-row>
        <table:table-row table:style-name="ro1">
          <table:table-cell table:number-columns-repeated="4"/>
          <table:table-cell office:value-type="string">
            <text:p>totally unrelated</text:p>
          </table:table-cell>
          <table:table-cell table:number-columns-repeated="8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>
            <text:p>searchReplaceString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searchReplaceString</text:p>
          </table:table-cell>
          <table:table-cell table:number-columns-repeated="10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9">01/29/2012</text:date>, <text:time>22:57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ohrhard</meta:initial-creator>
    <meta:creation-date>2012-01-25T20:07:51</meta:creation-date>
    <meta:generator>LibreOffice/3.4$Unix LibreOffice_project/340m1$Build-1206</meta:generator>
    <dc:date>2012-01-29T22:57:33</dc:date>
    <dc:creator>Markus Mohrhard</dc:creator>
    <meta:editing-duration>PT1H1M57S</meta:editing-duration>
    <meta:editing-cycles>6</meta:editing-cycles>
    <meta:document-statistic meta:table-count="3" meta:cell-count="10" meta:object-count="0"/>
  </office:meta>
</office:document-meta>
</file>